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45000034BC00001BBCAD74045C3EFED853.svm" manifest:media-type=""/>
  <manifest:file-entry manifest:full-path="Pictures/2000016500001A6B0000146E80A5C90292B2D992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6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8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9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0e349b" officeooo:paragraph-rsid="003a4031" style:font-weight-asian="normal" style:font-weight-complex="normal"/>
    </style:style>
    <style:style style:name="P12" style:family="paragraph" style:parent-style-name="Standard">
      <style:text-properties fo:language="sl" fo:country="SI" style:text-underline-style="none" fo:font-weight="normal" officeooo:rsid="003a4031" officeooo:paragraph-rsid="003a4031" style:font-weight-asian="normal" style:font-weight-complex="normal"/>
    </style:style>
    <style:style style:name="P13" style:family="paragraph" style:parent-style-name="Standard">
      <style:text-properties fo:language="sl" fo:country="SI" officeooo:rsid="000cd0ab" officeooo:paragraph-rsid="000cd0ab"/>
    </style:style>
    <style:style style:name="P14" style:family="paragraph" style:parent-style-name="Standard">
      <style:text-properties fo:language="sl" fo:country="SI" officeooo:rsid="000cd0ab" officeooo:paragraph-rsid="00446a82"/>
    </style:style>
    <style:style style:name="P15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sl" fo:country="SI" fo:font-style="normal" style:text-underline-style="none" fo:font-weight="normal" officeooo:rsid="0037de74" officeooo:paragraph-rsid="0037de7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style:text-underline-style="none" fo:font-weight="normal" officeooo:rsid="003a1d9f" officeooo:paragraph-rsid="003a1d9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sl" fo:country="SI" fo:font-style="normal" style:text-underline-style="none" fo:font-weight="normal" officeooo:rsid="0038402a" officeooo:paragraph-rsid="0038402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sl" fo:country="SI" fo:font-style="normal" style:text-underline-style="none" fo:font-weight="normal" officeooo:rsid="00428f59" officeooo:paragraph-rsid="00428f5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sl" fo:country="SI" fo:font-style="normal" style:text-underline-style="none" fo:font-weight="normal" officeooo:rsid="0040c209" officeooo:paragraph-rsid="0040c209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342930" officeooo:paragraph-rsid="004c7500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23" style:family="paragraph" style:parent-style-name="Standard">
      <style:text-properties fo:language="sl" fo:country="SI" fo:font-style="normal" officeooo:rsid="000cd0ab" officeooo:paragraph-rsid="00446a82" style:font-style-asian="normal" style:font-style-complex="normal"/>
    </style:style>
    <style:style style:name="P24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7" style:family="paragraph" style:parent-style-name="Standard">
      <style:text-properties fo:language="sl" fo:country="SI" officeooo:rsid="000adb72" officeooo:paragraph-rsid="000adb72"/>
    </style:style>
    <style:style style:name="P28" style:family="paragraph" style:parent-style-name="Standard">
      <style:text-properties fo:language="sl" fo:country="SI" officeooo:rsid="000adb72" officeooo:paragraph-rsid="003505d6"/>
    </style:style>
    <style:style style:name="P29" style:family="paragraph" style:parent-style-name="Standard">
      <style:text-properties fo:language="sl" fo:country="SI" officeooo:rsid="0046c161" officeooo:paragraph-rsid="00446a82"/>
    </style:style>
    <style:style style:name="P30" style:family="paragraph" style:parent-style-name="Slika">
      <style:text-properties fo:language="sl" fo:country="SI"/>
    </style:style>
    <style:style style:name="P31" style:family="paragraph" style:parent-style-name="Standard">
      <style:paragraph-properties fo:break-before="page"/>
      <style:text-properties fo:language="sl" fo:country="SI" officeooo:rsid="000cd0ab" officeooo:paragraph-rsid="00446a82"/>
    </style:style>
    <style:style style:name="P32" style:family="paragraph" style:parent-style-name="Standard">
      <style:paragraph-properties fo:break-before="page"/>
      <style:text-properties fo:language="sl" fo:country="SI" style:text-underline-style="solid" style:text-underline-width="auto" style:text-underline-color="font-color" fo:font-weight="bold" officeooo:rsid="000e349b" officeooo:paragraph-rsid="003a4031" style:font-weight-asian="bold" style:font-weight-complex="bold"/>
    </style:style>
    <style:style style:name="P33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34" style:family="paragraph" style:parent-style-name="Standard" style:list-style-name="L2">
      <style:text-properties fo:language="sl" fo:country="SI" style:text-underline-style="none" fo:font-weight="normal" officeooo:rsid="00313358" officeooo:paragraph-rsid="00313358" style:font-weight-asian="normal" style:font-weight-complex="normal"/>
    </style:style>
    <style:style style:name="P35" style:family="paragraph" style:parent-style-name="Standard" style:list-style-name="L1">
      <style:text-properties fo:language="sl" fo:country="SI" style:text-underline-style="none" fo:font-weight="normal" officeooo:rsid="0046c161" officeooo:paragraph-rsid="00446a82" style:font-weight-asian="normal" style:font-weight-complex="normal"/>
    </style:style>
    <style:style style:name="P36" style:family="paragraph" style:parent-style-name="Standard" style:list-style-name="L1">
      <style:text-properties fo:language="sl" fo:country="SI" style:text-underline-style="none" fo:font-weight="normal" officeooo:rsid="00530d36" officeooo:paragraph-rsid="00530d36" style:font-weight-asian="normal" style:font-weight-complex="normal"/>
    </style:style>
    <style:style style:name="P37" style:family="paragraph" style:parent-style-name="Standard" style:list-style-name="L1">
      <style:text-properties fo:language="sl" fo:country="SI" fo:font-style="normal" style:text-underline-style="none" fo:font-weight="normal" officeooo:rsid="0037c0a9" officeooo:paragraph-rsid="0037c0a9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language="sl" fo:country="SI" fo:font-style="normal" style:text-underline-style="none" fo:font-weight="normal" officeooo:rsid="0037c0a9" officeooo:paragraph-rsid="00448c68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language="sl" fo:country="SI" fo:font-style="normal" style:text-underline-style="none" fo:font-weight="normal" officeooo:rsid="00393314" officeooo:paragraph-rsid="00393314" style:font-style-asian="normal" style:font-weight-asian="normal" style:font-style-complex="normal" style:font-weight-complex="normal"/>
    </style:style>
    <style:style style:name="T1" style:family="text">
      <style:text-properties officeooo:rsid="003428c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fb69" style:font-style-asian="normal" style:font-style-complex="normal"/>
    </style:style>
    <style:style style:name="T6" style:family="text">
      <style:text-properties fo:font-style="normal" officeooo:rsid="003e67e9" style:font-style-asian="normal" style:font-style-complex="normal"/>
    </style:style>
    <style:style style:name="T7" style:family="text">
      <style:text-properties fo:font-style="normal" officeooo:rsid="0040c209" style:font-style-asian="normal" style:font-style-complex="normal"/>
    </style:style>
    <style:style style:name="T8" style:family="text">
      <style:text-properties fo:font-style="normal" officeooo:rsid="0048b072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a17d4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ce41b" style:font-weight-asian="normal" style:font-weight-complex="normal"/>
    </style:style>
    <style:style style:name="T15" style:family="text">
      <style:text-properties style:text-underline-style="none" fo:font-weight="normal" officeooo:rsid="002d3bf6" style:font-weight-asian="normal" style:font-weight-complex="normal"/>
    </style:style>
    <style:style style:name="T16" style:family="text">
      <style:text-properties style:text-underline-style="none" fo:font-weight="normal" officeooo:rsid="003505d6" style:font-weight-asian="normal" style:font-weight-complex="normal"/>
    </style:style>
    <style:style style:name="T17" style:family="text">
      <style:text-properties style:text-underline-style="none" fo:font-weight="normal" officeooo:rsid="0035e230" style:font-weight-asian="normal" style:font-weight-complex="normal"/>
    </style:style>
    <style:style style:name="T18" style:family="text">
      <style:text-properties officeooo:rsid="00342930"/>
    </style:style>
    <style:style style:name="T19" style:family="text">
      <style:text-properties officeooo:rsid="00373b4c"/>
    </style:style>
    <style:style style:name="T20" style:family="text">
      <style:text-properties officeooo:rsid="0038402a"/>
    </style:style>
    <style:style style:name="T21" style:family="text">
      <style:text-properties officeooo:rsid="003892ad"/>
    </style:style>
    <style:style style:name="T22" style:family="text">
      <style:text-properties officeooo:rsid="00446a82"/>
    </style:style>
    <style:style style:name="T23" style:family="text">
      <style:text-properties officeooo:rsid="00456b4f"/>
    </style:style>
    <style:style style:name="T24" style:family="text">
      <style:text-properties officeooo:rsid="004c7500"/>
    </style:style>
    <style:style style:name="T25" style:family="text">
      <style:text-properties officeooo:rsid="004dee93"/>
    </style:style>
    <style:style style:name="T26" style:family="text">
      <style:text-properties officeooo:rsid="00327063"/>
    </style:style>
    <style:style style:name="T27" style:family="text">
      <style:text-properties officeooo:rsid="00313358"/>
    </style:style>
    <style:style style:name="T28" style:family="text">
      <style:text-properties officeooo:rsid="00530d36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6"><text:span text:style-name="T12">Cilj vaje:</text:span><text:span text:style-name="T9"> </text:span></text:p>
      <text:p text:style-name="P5"/>
      <text:p text:style-name="P21">Realizirajte meritev hitrosti enosmernega stroja, na podlagi izmerjenega kota osi, ki ga vrne prigrajeni senzor. Prav tako realizirajte meritev hitrosti na podlagi meritve periode inkrementalnega signala, ki ga vrne senzor.<text:span text:style-name="T24"> Preverite ali z vašim načinom izračuna hitrosti regulacija hitrosti (naloga vašega kolega) deluje <text:s/>drugače.</text:span></text:p>
      <text:p text:style-name="P15"/>
      <text:p text:style-name="P6"><text:span text:style-name="T11">Opis sistema</text:span>:<text:span text:style-name="T9"> </text:span></text:p>
      <text:p text:style-name="P8"/>
      <text:p text:style-name="P28"><text:span text:style-name="T13">Sistem je sestavljen iz dveh tiskanih vezji </text:span><text:span text:style-name="T15">(slika </text:span><text:span text:style-name="T15"><text:sequence-ref text:reference-format="value" text:ref-name="refSlika0">1</text:sequence-ref></text:span><text:span text:style-name="T15">)</text:span><text:span text:style-name="T13">. Na prvem se nahaja mikrokrmilnik TMS320F28069 s pripadajočim vmesnikom za povezavo z osebnim računalnikom. N</text:span><text:span text:style-name="T14">a drugem vezju pa se </text:span><text:span text:style-name="T16">nahaja močnostni ojačevalnik, ki skrbi za napajanje enosmernega stroja in meritev toka ter komunikacijski vmesnik za povezavo z absolutnim dajalnikom položaja. </text:span><text:span text:style-name="T17">Na enosmerni stroj je pritrjen </text:span><text:span text:style-name="T16">absolutni dajalni</text:span><text:span text:style-name="T17">k</text:span><text:span text:style-name="T16"> RMB28SI10BS10 podjetja RLS d.o.o..</text:span></text:p>
      <text:p text:style-name="P27"/>
      <text:p text:style-name="P27"><draw:frame draw:style-name="fr1" draw:name="Frame1" text:anchor-type="paragraph" svg:width="13.436cm" draw:z-index="1"><draw:text-box fo:min-height="7.031cm"><text:p text:style-name="Slika"><draw:frame draw:style-name="fr3" draw:name="Image1" text:anchor-type="paragraph" svg:width="13.436cm" svg:height="7.064cm" draw:z-index="3"><draw:image xlink:href="Pictures/20000145000034BC00001BBCAD74045C3EFED853.svm" xlink:type="simple" xlink:show="embed" xlink:actuate="onLoad"/></draw:frame>Slika <text:sequence text:ref-name="refSlika0" text:name="Slika" text:formula="ooow:Slika+1" style:num-format="1">1</text:sequence>: Shema sistema pogona z enosmernim strojem</text:p></draw:text-box></draw:frame></text:p>
      <text:p text:style-name="P29">Predloga programa se nahaja na Git repozitoriju na: <text:a xlink:type="simple" xlink:href="https://github.com/DP2vaje/DP2_DC_z_enkoderjem.git" text:style-name="Internet_20_link" text:visited-style-name="Visited_20_Internet_20_Link">https://github.com/</text:a><text:a xlink:type="simple" xlink:href="https://github.com/DP2vaje/DP2_DC_z_enkoderjem.git" text:style-name="Internet_20_link" text:visited-style-name="Visited_20_Internet_20_Link"><text:span text:style-name="T25">DP2vaje</text:span></text:a><text:a xlink:type="simple" xlink:href="https://github.com/DP2vaje/DP2_DC_z_enkoderjem.git" text:style-name="Internet_20_link" text:visited-style-name="Visited_20_Internet_20_Link">/DP2_DC_z_enkoderjem.git</text:a> </text:p>
      <text:p text:style-name="P27"/>
      <text:p text:style-name="P13">Predloga programa je v grobem sestavljena iz treh modulov (slika <text:sequence-ref text:reference-format="value" text:ref-name="refSlika1">2</text:sequence-ref>). </text:p>
      <text:p text:style-name="P13"/>
      <text:p text:style-name="P13">V datoteki <text:span text:style-name="T2">main.c</text:span><text:span text:style-name="T4"> se nahaja funkcija </text:span><text:span text:style-name="T2">main()</text:span><text:span text:style-name="T4">, v kateri se izvede:</text:span></text:p>
      <text:p text:style-name="P22">- inicializacija mikrokrmilnika</text:p>
      <text:p text:style-name="P22">- inicializacija AD pretvornika</text:p>
      <text:p text:style-name="P22">- inicializacija PWM modula</text:p>
      <text:p text:style-name="P22">- inicializacija prekinitvene funkcije</text:p>
      <text:p text:style-name="P22">- požene časovnik PWM modula, ki tudi proži prekinitev in AD pretvorbo</text:p>
      <text:p text:style-name="P31">V datoteki <text:span text:style-name="T2">BACK_loop.c</text:span><text:span text:style-name="T4"> se nahaja funkcija </text:span><text:span text:style-name="T2">BACK_loop()</text:span><text:span text:style-name="T4"> v kateri je neskončna zanka, ki se izvaja potem ko se zaključi inicializacija.</text:span></text:p>
      <text:p text:style-name="P23"/>
      <text:p text:style-name="P14"><text:span text:style-name="T4">V datoteki </text:span><text:span text:style-name="T2">PER_int.c</text:span><text:span text:style-name="T4"> pa se nahajata dve funkciji. Funkcija </text:span><text:span text:style-name="T3">PER_int_setup()</text:span><text:span text:style-name="T10"> izvede:</text:span></text:p>
      <text:p text:style-name="P24">- inicializacijo registrov potrebnih za izvajanje prekinitve</text:p>
      <text:p text:style-name="P24">- inicializacijo podatkovnih strukture, ki so v uporabi v prekinitvi</text:p>
      <text:p text:style-name="P13"/>
      <text:p text:style-name="P13">Prekinitvena funkcija <text:span text:style-name="T2">PER_int()</text:span><text:span text:style-name="T4"> pa se izvaja periodično s taktom </text:span><text:span text:style-name="T6">2</text:span><text:span text:style-name="T4">0 kHz. V njej:</text:span></text:p>
      <text:p text:style-name="P22">- se prebere rezultat AD pretvorbe</text:p>
      <text:p text:style-name="P22">- se preračuna rezultat AD pretvorbe</text:p>
      <text:p text:style-name="P22">- <text:span text:style-name="T19">se prebere podatek iz absolutnega dajalnika</text:span></text:p>
      <text:p text:style-name="P22">- <text:span text:style-name="T21">se izmenično pritisne na stroj napetost z dvema različnima vklopnima razmerjema (0,0 in 0,5)</text:span></text:p>
      <text:p text:style-name="P22">- <text:span text:style-name="T22">si izračuna hitrost vrtenja gredi z neznanim algoritmom.</text:span></text:p>
      <text:p text:style-name="P22"/>
      <text:p text:style-name="P7"><draw:frame draw:style-name="fr2" draw:name="Frame2" text:anchor-type="paragraph" svg:width="6.763cm" draw:z-index="0"><draw:text-box fo:min-height="5.23cm"><text:p text:style-name="P30"><draw:frame draw:style-name="fr3" draw:name="Image2" text:anchor-type="paragraph" svg:width="6.763cm" svg:height="5.23cm" draw:z-index="2"><draw:image xlink:href="Pictures/2000016500001A6B0000146E80A5C90292B2D992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9"/>
      <text:list xml:id="list2171551612848582207" text:style-name="L1">
        <text:list-item>
          <text:p text:style-name="P33">Iz GitHub-a sklonirajte repozitorij v <text:span text:style-name="T27">izbrano mapo. Ustvarite in preklopite na novo vejo (Branch).</text:span></text:p>
        </text:list-item>
      </text:list>
      <text:list xml:id="list5306807389264898863" text:style-name="L2">
        <text:list-item>
          <text:p text:style-name="P34">Razvojno okolje poženite v izbrani mapi.</text:p>
        </text:list-item>
      </text:list>
      <text:list xml:id="list115144644288355" text:continue-list="list2171551612848582207" text:style-name="L1">
        <text:list-item>
          <text:p text:style-name="P36">Uvozite projekt.</text:p>
        </text:list-item>
        <text:list-item>
          <text:p text:style-name="P37">Preverite ali se stroju spreminja hitrost po tem ko program zaženete</text:p>
        </text:list-item>
        <text:list-item>
          <text:p text:style-name="P39">Z uporabo grafičnega prikaza si poglejte, kako se spreminja <text:span text:style-name="T2">kot_iz_senzorja</text:span>, ki ga shranjuje DLOG_gen modul.</text:p>
        </text:list-item>
        <text:list-item>
          <text:p text:style-name="P37">Z ustrezno nastavitvijo spremenljivk <text:span text:style-name="T2">ref_value_low</text:span> in <text:span text:style-name="T2">ref_value_high</text:span> lahko prilagajate do katere hitrosti se bo stroj vrtel (v območju med -1.0 in +1.0);</text:p>
        </text:list-item>
        <text:list-item>
          <text:p text:style-name="P38">Realizirajte meritev hitrosti <text:span text:style-name="T18">na podlagi izmerjenega kota osi in primerjajte rezultate z algoritmom, ki se že izvaja.</text:span></text:p>
        </text:list-item>
        <text:list-item>
          <text:p text:style-name="P38">Realizirajte meritev hitrosti <text:span text:style-name="T18">meritve periode inkrementalnega signala, ki ga vrne senzor in primerjajte rezultate z algoritmom, ki se že izvaja.</text:span></text:p>
        </text:list-item>
        <text:list-item>
          <text:p text:style-name="P35"><text:span text:style-name="T4">Končno verzijo programa </text:span><text:span text:style-name="T8">p</text:span><text:span text:style-name="T4">ošljite na GitHub.</text:span></text:p>
        </text:list-item>
      </text:list>
      <text:p text:style-name="P32">Zahteve:</text:p>
      <text:p text:style-name="P11"/>
      <text:p text:style-name="P12">Meritev hitrosti naj vrne rezultat v Hz. <text:span text:style-name="T5">M</text:span><text:span text:style-name="T4">eritev hitrosti naj omogoča merjenje v razponu med -10 Hz in +10 Hz. Rezultat meritve naj se osvežuje </text:span><text:span text:style-name="T7">z</text:span><text:span text:style-name="T4"> vzorčno frekvenco.</text:span></text:p>
      <text:p text:style-name="P12"/>
      <text:p text:style-name="P20">Meritev hitrosti preko periode inkrementalnega signala izvedite s CAP enoto. Gonilnik za CAP enoto naj bo napisan podobno kot gonilnik za PWM <text:span text:style-name="T23">oziroma SPI</text:span> enoto.</text:p>
      <text:p text:style-name="P25"/>
      <text:p text:style-name="P25">Rezultati:</text:p>
      <text:p text:style-name="P10"/>
      <text:p text:style-name="P16">Kakšna <text:span text:style-name="T20">je hitrost, ko je na stroj pritisnjeno vklopno razmerje +0,5? </text:span></text:p>
      <text:p text:style-name="P16"/>
      <text:p text:style-name="P18">Kakšna je hitrost, ko je na stroj pritisnjeno vklopno razmerje -0,5? </text:p>
      <text:p text:style-name="P17"/>
      <text:p text:style-name="P17"><text:span text:style-name="T20">P</text:span>rikažite potek hitrosti, ko se vklopno razmerje spreminja med 0,0 in 0,5.</text:p>
      <text:p text:style-name="P17"/>
      <text:p text:style-name="P19">Primerjajte meritev hitrosti na osnovi meriteve preko kota in preko periode inkrementalnega signa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530d36"/>
    </style:style>
    <style:style style:name="MT2" style:family="text">
      <style:text-properties officeooo:rsid="003428c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1: </text:span>Meritev <text:span text:style-name="MT2">hitrosti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M50S</meta:editing-duration>
    <meta:editing-cycles>77</meta:editing-cycles>
    <meta:generator>LibreOffice/5.1.5.2$Windows_x86 LibreOffice_project/7a864d8825610a8c07cfc3bc01dd4fce6a9447e5</meta:generator>
    <dc:date>2016-11-09T11:51:43.617000000</dc:date>
    <meta:document-statistic meta:table-count="0" meta:image-count="2" meta:object-count="0" meta:page-count="3" meta:paragraph-count="44" meta:word-count="518" meta:character-count="3528" meta:non-whitespace-character-count="3056"/>
    <meta:user-defined meta:name="Info 1"/>
    <meta:user-defined meta:name="Info 2"/>
    <meta:user-defined meta:name="Info 3"/>
    <meta:user-defined meta:name="Info 4"/>
  </office:meta>
</office:document-meta>
</file>